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officeooo:rsid="009a1072" officeooo:paragraph-rsid="009a1072"/>
    </style:style>
    <style:style style:name="P2" style:family="paragraph" style:parent-style-name="text" style:list-style-name="L1">
      <style:text-properties officeooo:rsid="009b73da" officeooo:paragraph-rsid="009b73da"/>
    </style:style>
    <style:style style:name="P3" style:family="paragraph" style:parent-style-name="text" style:list-style-name="L1">
      <style:text-properties officeooo:rsid="009b941d" officeooo:paragraph-rsid="009b941d"/>
    </style:style>
    <style:style style:name="P4" style:family="paragraph" style:parent-style-name="text" style:list-style-name="L1">
      <style:text-properties officeooo:rsid="009d6890" officeooo:paragraph-rsid="009d6890"/>
    </style:style>
    <style:style style:name="P5" style:family="paragraph" style:parent-style-name="text" style:list-style-name="L1">
      <style:text-properties officeooo:rsid="009e498f" officeooo:paragraph-rsid="009e49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Česká Moderna</text:p>
      <text:list xml:id="list4108454616" text:style-name="L1">
        <text:list-item>
          <text:p text:style-name="P2">časopis Rozhledy: Manifest České moderny</text:p>
          <text:list>
            <text:list-item>
              <text:list>
                <text:list-item>
                  <text:p text:style-name="P2">Umělecký okruh</text:p>
                  <text:list>
                    <text:list-item>
                      <text:p text:style-name="P2">tvůrci mají právo na individuální vyjadřování, svobodný, nikomu nepodřizovaný pohled</text:p>
                    </text:list-item>
                    <text:list-item>
                      <text:p text:style-name="P2">individualita autora → různorodost</text:p>
                    </text:list-item>
                    <text:list-item>
                      <text:p text:style-name="P2">Proudění nových vlivů (rozšíření obrazů – ne však napodobování)</text:p>
                    </text:list-item>
                  </text:list>
                </text:list-item>
                <text:list-item>
                  <text:p text:style-name="P2">Politika, společnost</text:p>
                  <text:list>
                    <text:list-item>
                      <text:p text:style-name="P2">nediskriminace menšin, tolerantní soužití</text:p>
                    </text:list-item>
                    <text:list-item>
                      <text:p text:style-name="P2">soc. Problematika – dělnická otázka</text:p>
                    </text:list-item>
                  </text:list>
                </text:list-item>
                <text:list-item>
                  <text:p text:style-name="P2">Šleihar</text:p>
                </text:list-item>
                <text:list-item>
                  <text:p text:style-name="P2">Antonín sova</text:p>
                </text:list-item>
                <text:list-item>
                  <text:p text:style-name="P2">Otokar Březina</text:p>
                </text:list-item>
                <text:list-item>
                  <text:p text:style-name="P2">Josef Svatopluk Machar</text:p>
                  <text:list>
                    <text:list-item>
                      <text:p text:style-name="P3">Ocenil Nerudovu tvorbu jako nadčasovou</text:p>
                    </text:list-item>
                    <text:list-item>
                      <text:p text:style-name="P3">Nepsal metaforicky – ne symbolismus, impresionismus</text:p>
                    </text:list-item>
                    <text:list-item>
                      <text:p text:style-name="P3">realistický, civilní pohled</text:p>
                    </text:list-item>
                    <text:list-item>
                      <text:p text:style-name="P3">Zde by měli kvést růže</text:p>
                      <text:list>
                        <text:list-item>
                          <text:p text:style-name="P3">sbírka</text:p>
                        </text:list-item>
                        <text:list-item>
                          <text:p text:style-name="P3">hlavní postavy – ženy</text:p>
                        </text:list-item>
                        <text:list-item>
                          <text:p text:style-name="P3">kritika spol. Neduh a poměrů</text:p>
                        </text:list-item>
                        <text:list-item>
                          <text:p text:style-name="P3">9 příběhů</text:p>
                        </text:list-item>
                      </text:list>
                    </text:list-item>
                    <text:list-item>
                      <text:p text:style-name="P3">Magdalena</text:p>
                      <text:list>
                        <text:list-item>
                          <text:p text:style-name="P3">román ve verších</text:p>
                        </text:list-item>
                        <text:list-item>
                          <text:p text:style-name="P3">prostitutka</text:p>
                        </text:list-item>
                        <text:list-item>
                          <text:p text:style-name="P3">nemá šanci se dostat výše na spol. žebříčku</text:p>
                        </text:list-item>
                      </text:list>
                    </text:list-item>
                    <text:list-item>
                      <text:p text:style-name="P3">Tristium Vindobona</text:p>
                      <text:list>
                        <text:list-item>
                          <text:p text:style-name="P3">= Žalozpěvy z Vídně</text:p>
                        </text:list-item>
                        <text:list-item>
                          <text:p text:style-name="P3">politická lyrika</text:p>
                        </text:list-item>
                        <text:list-item>
                          <text:p text:style-name="P3">Ironie, Sarkasmus</text:p>
                        </text:list-item>
                      </text:list>
                    </text:list-item>
                  </text:list>
                </text:list-item>
                <text:list-item>
                  <text:p text:style-name="P4">Antonín Sova</text:p>
                  <text:list>
                    <text:list-item>
                      <text:p text:style-name="P4">Ještě jednou se vrátíme …</text:p>
                      <text:list>
                        <text:list-item>
                          <text:p text:style-name="P4">vzpomínka na místa a jejich atmosféru</text:p>
                        </text:list-item>
                        <text:list-item>
                          <text:p text:style-name="P4">impresionistická</text:p>
                        </text:list-item>
                      </text:list>
                    </text:list-item>
                    <text:list-item>
                      <text:p text:style-name="P5">V duchu symbolismu <text:s/>a impresionismu</text:p>
                    </text:list-item>
                    <text:list-item>
                      <text:p text:style-name="P5">v 15 mu zemřela matka</text:p>
                    </text:list-item>
                    <text:list-item>
                      <text:p text:style-name="P5">sifilis ve stáří</text:p>
                    </text:list-item>
                    <text:list-item>
                      <text:p text:style-name="P5">impresionismus</text:p>
                      <text:list>
                        <text:list-item>
                          <text:p text:style-name="P5">Květy intimních nálad</text:p>
                        </text:list-item>
                        <text:list-item>
                          <text:p text:style-name="P5">Z mého kraje</text:p>
                        </text:list-item>
                        <text:list-item>
                          <text:p text:style-name="P5">Soucit i vzdor</text:p>
                        </text:list-item>
                      </text:list>
                    </text:list-item>
                    <text:list-item>
                      <text:p text:style-name="P5">symbolismus</text:p>
                      <text:list>
                        <text:list-item>
                          <text:p text:style-name="P5">Vybořené s…</text:p>
                        </text:list-item>
                        <text:list-item>
                          <text:p text:style-name="P5">Údolí nového království</text:p>
                        </text:list-item>
                        <text:list-item>
                          <text:p text:style-name="P5">Ještě jednou se vrátíme</text:p>
                        </text:list-item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83in" fo:margin-bottom="0.1228in" loext:contextual-spacing="false" fo:line-height="100%" style:writing-mode="page"/>
      <style:text-properties fo:color="#0066cc" style:font-name="Varela Round" fo:font-family="'Varela Round'" style:font-pitch="variable" fo:font-size="17pt" fo:language="cs" fo:country="CZ" fo:font-style="normal" fo:font-weight="normal" officeooo:rsid="001ddfcc" style:font-size-asian="17pt" style:font-style-asian="normal" style:font-weight-asian="normal" style:font-size-complex="17pt" style:font-style-complex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11-28T14:35:10.480720523</dc:date>
    <meta:editing-duration>P3DT2H14M30S</meta:editing-duration>
    <meta:editing-cycles>65</meta:editing-cycles>
    <meta:generator>LibreOffice/6.0.7.3$Linux_X86_64 LibreOffice_project/00m0$Build-3</meta:generator>
    <meta:document-statistic meta:table-count="0" meta:image-count="0" meta:object-count="0" meta:page-count="1" meta:paragraph-count="45" meta:word-count="192" meta:character-count="1085" meta:non-whitespace-character-count="976"/>
  </office:meta>
</office:document-meta>
</file>